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Arial"/>
    </style:style>
    <style:style style:name="P2" style:family="paragraph" style:parent-style-name="Standard">
      <style:text-properties fo:color="#ff0000" style:font-name="Arial" fo:font-weight="normal" style:font-weight-asian="normal" style:font-weight-complex="norm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normal" style:font-weight-asian="normal" style:font-weight-complex="normal"/>
    </style:style>
    <style:style style:name="P5" style:family="paragraph" style:parent-style-name="Standard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000000" style:font-name="Arial" fo:font-weight="bold" style:font-weight-asian="bold" style:font-weight-complex="bold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fo:font-weight="bold" style:font-weight-asian="bold" style:font-weight-complex="bold"/>
    </style:style>
    <style:style style:name="P16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Command_20_Line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Command_20_Line">
      <style:text-properties fo:color="#00000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Command_20_Line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Body_20_Text" style:master-page-name="">
      <style:paragraph-properties fo:margin-left="-0.0098in" fo:margin-right="0in" fo:margin-top="0in" fo:margin-bottom="0in" fo:text-indent="0.0201in" style:auto-text-indent="false" style:page-number="auto"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  <style:tab-stop style:position="0.8in"/>
        </style:tab-stops>
      </style:paragraph-properties>
      <style:text-properties fo:color="#000000" style:font-name="Arial" fo:font-style="normal" style:text-underline-style="none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P21" style:family="paragraph" style:parent-style-name="Body_20_Text">
      <style:text-properties fo:font-weight="normal" style:font-weight-asian="normal" style:font-weight-complex="normal"/>
    </style:style>
    <style:style style:name="P22" style:family="paragraph" style:parent-style-name="Body_20_Text">
      <style:text-properties fo:font-size="14pt" style:font-size-asian="14pt" style:font-size-complex="14pt"/>
    </style:style>
    <style:style style:name="P23" style:family="paragraph" style:parent-style-name="Body_20_Text">
      <style:text-properties fo:font-style="italic" style:font-style-asian="italic" style:font-style-complex="italic"/>
    </style:style>
    <style:style style:name="P24" style:family="paragraph" style:parent-style-name="Body_20_Text">
      <style:paragraph-properties fo:margin-left="-0.0098in" fo:margin-right="0in" fo:text-indent="0in" style:auto-text-indent="false"/>
      <style:text-properties fo:font-weight="normal" style:font-weight-asian="normal" style:font-weight-complex="normal"/>
    </style:style>
    <style:style style:name="P25" style:family="paragraph" style:parent-style-name="Section_20_Heading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CTS Notes</text:p>
      <text:p text:style-name="P14"/>
      <text:p text:style-name="P14">create the new workspace – rails new <text:span text:style-name="T3">&lt;&lt;project&gt;</text:span><text:bookmark-start text:name="__DdeLink__12918_2070168593"/> -T --database=postgresql <text:bookmark-end text:name="__DdeLink__12918_2070168593"/></text:p>
      <text:p text:style-name="P14"/>
      <text:p text:style-name="P14">create the database - rails db:create</text:p>
      <text:p text:style-name="P14"/>
      <text:p text:style-name="P14">rails g scaffold Table file_names:type – Note: no caps in field names – used snake case only </text:p>
      <text:p text:style-name="P14">rails db:migrate</text:p>
      <text:p text:style-name="P14"/>
      <text:p text:style-name="P14"/>
      <text:p text:style-name="P16">Copying data from Access</text:p>
      <text:p text:style-name="P14">Try to fix an linking errors – Equipment CSA w/out CSA records, etc.</text:p>
      <text:p text:style-name="P14">Export the table to Excel</text:p>
      <text:p text:style-name="P14">change the headers to look like the rails headers, making sure you add the columns created_at and updated_at and entering a date in those columns</text:p>
      <text:p text:style-name="P14">change any boolean values to 0 or 1</text:p>
      <text:p text:style-name="P14">Save as CSV</text:p>
      <text:p text:style-name="P14"/>
      <text:p text:style-name="P3">When exporting data as a query with linked data, make the query a make table query and export the table created by the query</text:p>
      <text:p text:style-name="P14"/>
      <text:p text:style-name="P14">If you haven't already done this</text:p>
      <text:p text:style-name="P14"><text:tab/>gemfile - gem 'postgres-copy', '~&gt; 1.1', '&gt;= 1.1.2'<text:tab/></text:p>
      <text:p text:style-name="P14"><text:tab/>bundle install</text:p>
      <text:p text:style-name="P14"><text:tab/>application_record.rb -</text:p>
      <text:p text:style-name="P14"><text:tab/><text:tab/>add the line – <text:bookmark-start text:name="__DdeLink__12868_2070168593"/><text:span text:style-name="T2">acts_as_copy_target</text:span><text:bookmark-end text:name="__DdeLink__12868_2070168593"/></text:p>
      <text:p text:style-name="P14"/>
      <text:p text:style-name="P15">rails console</text:p>
      <text:p text:style-name="P14"><text:tab/><text:bookmark-start text:name="__DdeLink__12890_2070168593"/><text:bookmark-start text:name="__DdeLink__12923_2070168593"/><text:bookmark-start text:name="__DdeLink__12945_2070168593"/><text:bookmark-start text:name="__DdeLink__12991_2070168593"/>C<text:bookmark-start text:name="__DdeLink__12871_2070168593"/>ustomer.copy_from "db/tblCustomer.csv"<text:bookmark-end text:name="__DdeLink__12890_2070168593"/><text:bookmark-end text:name="__DdeLink__12923_2070168593"/><text:bookmark-end text:name="__DdeLink__12945_2070168593"/><text:bookmark-end text:name="__DdeLink__12991_2070168593"/><text:bookmark-end text:name="__DdeLink__12871_2070168593"/></text:p>
      <text:p text:style-name="P14"><text:tab/>Equipment.copy_from "db/tblEquipment.csv" <text:s/></text:p>
      <text:p text:style-name="P14"><text:tab/>Csa.copy_from "db/tblCSA.csv"</text:p>
      <text:p text:style-name="P14"/>
      <text:p text:style-name="P14">Should be able to see the listing of the tale using /tablename in the URL</text:p>
      <text:p text:style-name="P14"/>
      <text:p text:style-name="P1">I had to comment out acts_as_copy_target in the application_record.rb file </text:p>
      <text:p text:style-name="P1"/>
      <text:p text:style-name="P3"/>
      <text:p text:style-name="P3">Generating model, etc with references</text:p>
      <text:p text:style-name="P1"/>
      <text:p text:style-name="P3">rails g scaffold Equipment cust_id:string equip_id:string csa:string serial:string model:string manufacturer:string product_type:string date_installed:date <text:bookmark-start text:name="__DdeLink__12926_2070168593"/><text:span text:style-name="T5">customer:references</text:span><text:bookmark-end text:name="__DdeLink__12926_2070168593"/></text:p>
      <text:p text:style-name="P3"/>
      <text:p text:style-name="P3">If you make a mistake in the scaffold setup, go to the migration file, make the changes necessary and rerun the migration </text:p>
      <text:p text:style-name="P3"><text:tab/><text:bookmark-start text:name="__DdeLink__12894_2070168593"/><text:span text:style-name="T1">rails db:migrate:redo VERSION=migration date stamp</text:span><text:bookmark-end text:name="__DdeLink__12894_2070168593"/></text:p>
      <text:p text:style-name="P13"/>
      <text:p text:style-name="P4">To totally start over - </text:p>
      <text:p text:style-name="P4"><text:bookmark-start text:name="__DdeLink__12902_2070168593"/><text:span text:style-name="T1">rails db:migrate VERSION=0</text:span><text:bookmark-end text:name="__DdeLink__12902_2070168593"/> – this will remove all data from tables from the database</text:p>
      <text:p text:style-name="P4"><text:soft-page-break/>rails db:migrate – run all the migrations from the beginning</text:p>
      <text:p text:style-name="P4"/>
      <text:p text:style-name="P4">If you have a migration that is incorrect or need any changes, you can make the changes in the migration and rerun the migration that created it by running</text:p>
      <text:p text:style-name="P4">rails db:migrate:redo VERSION= &lt;&lt;migration date stamp&gt;&gt; </text:p>
      <text:p text:style-name="P4"/>
      <text:p text:style-name="P5"/>
      <text:p text:style-name="P9">Exporting CSV files</text:p>
      <text:p text:style-name="P5"/>
      <text:p text:style-name="P5">In the controller of the table you want to export (customers used as example)</text:p>
      <text:p text:style-name="P5"/>
      <text:p text:style-name="P6">respond_to do |format|<text:line-break/> <text:s text:c="5"/>format.html<text:line-break/> <text:s text:c="5"/>format.csv { send_data @customers.to_csv }<text:line-break/> <text:s text:c="3"/>end</text:p>
      <text:p text:style-name="P6"/>
      <text:p text:style-name="P5">In the model for the table you want to export</text:p>
      <text:p text:style-name="P6"/>
      <text:p text:style-name="P6">def self.to_csv<text:line-break/> <text:s text:c="3"/>attributes = %w{id cust_id} <text:s/>- <text:span text:style-name="T8">fields you want to export</text:span><text:line-break/> <text:s text:c="3"/>CSV.generate(headers: true) do |csv|<text:line-break/> <text:s text:c="5"/>csv &lt;&lt; attributes<text:line-break/> <text:s text:c="5"/><text:line-break/> <text:s text:c="5"/>all.each do |customer|<text:line-break/> <text:s text:c="7"/>csv &lt;&lt; customer.attributes.values_at(*attributes)<text:line-break/> <text:s text:c="5"/>end<text:line-break/> <text:s text:c="3"/>end<text:line-break/> <text:span text:style-name="T8"><text:s text:c="5"/></text:span></text:p>
      <text:p text:style-name="P7">Webpage – enter the tablename and append .csv ==&gt; customers.csv – will put the Customer table in csv format on the hard drive</text:p>
      <text:p text:style-name="P7"/>
      <text:p text:style-name="P7">Copy that file into db folder in app</text:p>
      <text:p text:style-name="P7"/>
      <text:p text:style-name="P7">Read through the Equipment file, use the old customer id to find the new one (in customer.csv) and rewrite the equipment record</text:p>
      <text:p text:style-name="P7"/>
      <text:p text:style-name="P6"/>
      <text:p text:style-name="P6"/>
      <text:p text:style-name="P7">Started GET "/customers/1" for 73.183.17.149 at 2017-05-21 20:04:35 +0000<text:line-break/>Cannot render console from 73.183.17.149! Allowed networks: 127.0.0.1, ::1, 127.0.0.0/127.255.255.255<text:line-break/> <text:s/>ActiveRecord::SchemaMigration Load (0.7ms) <text:s/>SELECT "schema_migrations".* FROM "schema_migrations"<text:line-break/>Processing by CustomersController#show as HTML<text:line-break/> <text:s/>Parameters: {"id"=&gt;"1"}<text:line-break/> <text:s/>Customer Load (1.0ms) <text:s/>SELECT "customers".* FROM "customers"<text:line-break/> <text:s/>Equipment Load (0.7ms) <text:s/>SELECT "equipment".* FROM "equipment" WHERE "equipment"."customer_id" IN (1, 2, 3, 4, 5, 6, 7, 8, 9, 10, 11, 12, 13, 14, 15, 16, 17, 18, 19, 20)<text:line-break/>Completed 500 Internal Server Error in 97ms (ActiveRecord: 0.0ms)</text:p>
      <text:p text:style-name="P7"/>
      <text:p text:style-name="P7">Started GET "/blogs/first-in-new-db" for 73.183.17.149 at 2017-05-21 20:08:04 +0000<text:line-break/>Cannot render console from 73.183.17.149! Allowed networks: 127.0.0.1, ::1, 127.0.0.0/127.255.255.255<text:line-break/>Processing by BlogsController#show as HTML<text:line-break/> <text:s/>Parameters: {"id"=&gt;"first-in-new-db"}</text:p>
      <text:p text:style-name="P7">Blog Load (0.9ms) <text:s/>SELECT <text:s/>"blogs".* FROM "blogs" WHERE "blogs"."slug" = $1 ORDER BY "blogs"."id" ASC LIMIT $2 <text:s/>[["slug", "first-in-new-db"], ["LIMIT", 1]]<text:line-break/> <text:s/>User Load (0.5ms) <text:s/>SELECT <text:s/>"users".* FROM "users" WHERE "users"."id" = $1 ORDER BY "users"."id" ASC LIMIT $2 <text:s/>[["id", 1], ["LIMIT", 1]]<text:line-break/> <text:s/>CACHE (0.0ms) <text:s/>SELECT <text:s/>"blogs".* FROM "blogs" WHERE "blogs"."slug" = $1 ORDER BY "blogs"."id" ASC <text:soft-page-break/>LIMIT $2 <text:s/>[["slug", "first-in-new-db"], ["LIMIT", 1]]<text:line-break/> <text:s/>Comment Load (0.8ms) <text:s/>SELECT "comments".* FROM "comments" WHERE "comments"."blog_id" = 1<text:line-break/> <text:s/>Rendering blogs/show.html.erb within layouts/blog_layout<text:line-break/> <text:s/>Topic Load (0.4ms) <text:s/>SELECT <text:s/>"topics".* FROM "topics" WHERE "topics"."id" = $1 LIMIT $2 <text:s/>[["id", 2], ["LIMIT", 1]]<text:line-break/> <text:s/>Rendered comments/_comment_form.html.erb (18.3ms)<text:line-break/> <text:s/>Comment Load (0.6ms) <text:s/>SELECT "comments".* FROM "comments" WHERE "comments"."blog_id" = $1 ORDER BY created_at DESC <text:s/>[["blog_id", 1]]</text:p>
      <text:p text:style-name="P7"/>
      <text:p text:style-name="P7"/>
      <text:p text:style-name="P17">rails g migration add_customer_reference_to_csas customer:references</text:p>
      <text:p text:style-name="P17"/>
      <text:p text:style-name="P18">Setting up has_many and has_many through relationships</text:p>
      <text:p text:style-name="P17"/>
      <text:p text:style-name="P17"/>
      <text:p text:style-name="P17">class Customer &lt; ApplicationRecord<text:line-break/> <text:s/>has_many :equipment<text:line-break/> <text:s/>has_many :csas, through: :equipment </text:p>
      <text:p text:style-name="P17"/>
      <text:p text:style-name="P17">class Equipment &lt; ApplicationRecord<text:line-break/> <text:s/>belongs_to :customer<text:line-break/> <text:s/>belongs_to :csa</text:p>
      <text:p text:style-name="P17"/>
      <text:p text:style-name="P17">class Csa &lt; ApplicationRecord<text:line-break/> <text:s/>belongs_to :equipment<text:line-break/> <text:s/>has_many :customers, through: :equipment</text:p>
      <text:p text:style-name="P17"/>
      <text:p text:style-name="P17"/>
      <text:p text:style-name="P11"><text:bookmark-start text:name="__DdeLink__12979_2070168593"/>Process for moving new customer ids to equipment customer_ id<text:bookmark-end text:name="__DdeLink__12979_2070168593"/></text:p>
      <text:p text:style-name="P2">You have to “turn off” the relationships in the model of the affected tables, restart the cosole and run the tasks bleow from a bash prompt</text:p>
      <text:p text:style-name="P4"/>
      <text:p text:style-name="P4"><text:bookmark-start text:name="__DdeLink__12981_2070168593"/>Rails task - <text:bookmark-end text:name="__DdeLink__12981_2070168593"/></text:p>
      <text:p text:style-name="P4">rake fixEquip_IDS:doFix</text:p>
      <text:p text:style-name="P4"/>
      <text:p text:style-name="P10">Process for moving new CSA ids to equipment csa_id</text:p>
      <text:p text:style-name="P4"/>
      <text:p text:style-name="P4">Rails task - </text:p>
      <text:p text:style-name="P4">rake fixCSA_IDS:doFix</text:p>
      <text:p text:style-name="P7"/>
      <text:p text:style-name="P7">Restart the server</text:p>
      <text:p text:style-name="P7">Restart the console</text:p>
      <text:p text:style-name="P7"/>
      <text:p text:style-name="P12">Creating Equipment notes, warranty notes and service call tables</text:p>
      <text:p text:style-name="P8"/>
      <text:p text:style-name="P8">rails g resource equip_notes cust_id:string equip_id:string equip_notes:text equipment:references</text:p>
      <text:p text:style-name="P8">rails db:migrate</text:p>
      <text:p text:style-name="Body_20_Text"><text:tab/></text:p>
      <text:p text:style-name="P21">Creates model equip_note.rb </text:p>
      <text:p text:style-name="Body_20_Text"><text:tab/><text:tab/>class EquipNote &lt; ApplicationRecord<text:line-break/> <text:tab/><text:tab/><text:tab/> belongs_to :equipment<text:line-break/><text:tab/><text:tab/>end</text:p>
      <text:p text:style-name="Body_20_Text"/>
      <text:p text:style-name="P21"><text:tab/>import tblEquipNotes.csv into db folder using Cloud 9 File/Upload Local Files</text:p>
      <text:p text:style-name="Body_20_Text"><text:span text:style-name="T6"><text:tab/></text:span><text:span text:style-name="T1">rails console </text:span><text:span text:style-name="T6">- </text:span><text:bookmark-start text:name="__DdeLink__19703_2070168593"/><text:span text:style-name="T6">EquipNotes</text:span><text:bookmark-start text:name="__DdeLink__12871_20701685931"/><text:span text:style-name="T6">.copy_from "db/tblEquipNotes.csv"</text:span><text:bookmark-end text:name="__DdeLink__19703_2070168593"/><text:bookmark-end text:name="__DdeLink__12871_20701685931"/></text:p>
      <text:p text:style-name="P25"><text:soft-page-break/><text:tab/></text:p>
      <text:p text:style-name="P21">Moving equipment_id into EquipNotes table</text:p>
      <text:p text:style-name="Body_20_Text"><text:span text:style-name="T6"><text:tab/>bash prompt – </text:span><text:span text:style-name="T1">rake</text:span><text:span text:style-name="T6"> fixEquipNotes:doFix </text:span></text:p>
      <text:p text:style-name="Body_20_Text"><text:span text:style-name="T6">Add relationship to equipment model - </text:span><text:span text:style-name="T2">has_many :equip_note</text:span></text:p>
      <text:p text:style-name="P21"/>
      <text:p text:style-name="SubTitles">Warranty Notes</text:p>
      <text:p text:style-name="P24"/>
      <text:p text:style-name="P19">rails g resource equip_warranty_notes equip_id:string cust_id:string warranty_notes:text equipment:references</text:p>
      <text:p text:style-name="P8">rails db:migrate</text:p>
      <text:p text:style-name="P8"/>
      <text:p text:style-name="P21">Creates model equip_warranty_note.rb </text:p>
      <text:p text:style-name="Code"><text:tab/><text:tab/>class EquipWarrantyNote &lt; ApplicationRecord<text:line-break/> <text:tab/><text:tab/><text:tab/> belongs_to :equipment<text:line-break/><text:tab/><text:tab/>end</text:p>
      <text:p text:style-name="Body_20_Text"/>
      <text:p text:style-name="P21">import tblEquipWarrantyNotes.csv into db folder using Cloud 9 File/Upload Local Files</text:p>
      <text:p text:style-name="Body_20_Text"><text:span text:style-name="T6"><text:tab/></text:span><text:span text:style-name="T1">rails console </text:span><text:span text:style-name="T6">- </text:span><text:bookmark-start text:name="__DdeLink__19703_20701685931"/><text:span text:style-name="T6">EquipWarrantyNote.copy_from "db/tblWarrantyNotes.csv"</text:span><text:bookmark-end text:name="__DdeLink__19703_20701685931"/></text:p>
      <text:p text:style-name="P21">Moving equipment_id into EquipWarrantyNotes table</text:p>
      <text:p text:style-name="Body_20_Text"><text:span text:style-name="T6"><text:tab/>bash prompt – </text:span><text:span text:style-name="T1">rake</text:span><text:span text:style-name="T6"> fixWarrantyNotes:doFix</text:span></text:p>
      <text:p text:style-name="P21"/>
      <text:p text:style-name="Body_20_Text"><text:span text:style-name="T6">Add relationship to equipment model - </text:span><text:span text:style-name="T2">has_many :equip_warranty_note</text:span></text:p>
      <text:p text:style-name="P21"/>
      <text:p text:style-name="P20"><text:s/><text:span text:style-name="T7">Postgres – table listing = rails dbconsole \dt</text:span></text:p>
      <text:p text:style-name="P22"/>
      <text:p text:style-name="SubTitles">ServiceCalls</text:p>
      <text:p text:style-name="P24"/>
      <text:p text:style-name="P19">rails g resource equip_service_calls call_id:integer equip_id:string cust_id:string serial:String call_date:date call_notes:text equipment:references</text:p>
      <text:p text:style-name="P8">rails db:migrate</text:p>
      <text:p text:style-name="P8"/>
      <text:p text:style-name="P21">Creates model equip_warranty_note.rb </text:p>
      <text:p text:style-name="Code"><text:tab/><text:tab/>class EquipWarrantyNote &lt; ApplicationRecord<text:line-break/> <text:tab/><text:tab/><text:tab/> belongs_to :equipment<text:line-break/><text:tab/><text:tab/>end</text:p>
      <text:p text:style-name="Body_20_Text"/>
      <text:p text:style-name="P21">import tblEquipWarrantyNotes.csv into db folder using Cloud 9 File/Upload Local Files</text:p>
      <text:p text:style-name="Body_20_Text"><text:span text:style-name="T6"><text:tab/></text:span><text:span text:style-name="T1">rails console </text:span><text:span text:style-name="T6">- </text:span><text:bookmark-start text:name="__DdeLink__19703_207016859311"/><text:span text:style-name="T6">EquipWarrantyNote.copy_from "db/tblWarrantyNotes.csv"</text:span><text:bookmark-end text:name="__DdeLink__19703_207016859311"/></text:p>
      <text:p text:style-name="P21">Moving equipment_id into EquipWarrantyNotes table</text:p>
      <text:p text:style-name="Body_20_Text"><text:span text:style-name="T6"><text:tab/></text:span><text:span text:style-name="T4">bash prompt – </text:span><text:span text:style-name="T2">rake</text:span><text:span text:style-name="T4"> fixServiceCalls:doFix</text:span></text:p>
      <text:p text:style-name="P23"/>
      <text:p text:style-name="P23"><text:span text:style-name="T6">Add relationship to equipment model - </text:span><text:span text:style-name="T1">has_many :equip_service_c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</style:tab-stops>
      </style:paragraph-properties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</style:tab-stops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left="-0.0098in" fo:margin-right="0in" fo:margin-top="0in" fo:margin-bottom="0in" fo:text-indent="0.0201in" style:auto-text-indent="false" style:page-number="auto"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  <style:tab-stop style:position="0.8in"/>
        </style:tab-stops>
      </style:paragraph-properties>
      <style:text-properties fo:color="#000000" style:font-name="Arial" fo:font-size="10pt" fo:font-style="normal" style:text-underline-style="none" fo:font-weight="bold" style:font-name-asian="Lucida Console" style:font-size-asian="10pt" style:font-style-asian="normal" style:font-weight-asian="bold" style:font-name-complex="Lucida Console" style:font-size-complex="10pt" style:font-style-complex="normal" style:font-weight-complex="bold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5-18T10:52:40.93</meta:creation-date>
    <dc:date>2017-06-21T09:20:53.44</dc:date>
    <dc:creator>Green Leaf Services</dc:creator>
    <meta:editing-duration>P17DT3H14M58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4" meta:paragraph-count="90" meta:word-count="907" meta:character-count="6979"/>
  </office:meta>
</office:document-meta>
</file>